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1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  <style:style style:name="ce3" style:family="table-cell" style:parent-style-name="Default" style:data-style-name="N104"/>
  </office:automatic-styles>
  <office:body>
    <office:spreadsheet>
      <table:table table:name="data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Money.1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Money.2</text:p>
          </table:table-cell>
          <table:table-cell office:value-type="string">
            <text:p>Number.3</text:p>
          </table:table-cell>
          <table:table-cell office:value-type="string">
            <text:p>Number.1.plus.Number.2</text:p>
          </table:table-cell>
          <table:table-cell office:value-type="string">
            <text:p>Cat.3</text:p>
          </table:table-cell>
          <table:table-cell office:value-type="string">
            <text:p>Target</text:p>
          </table:table-cell>
          <table:table-cell office:value-type="string">
            <text:p>Number.Useles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-10">
            <text:p>-10.0</text:p>
          </table:table-cell>
          <table:table-cell table:style-name="ce3" office:value-type="currency" office:currency="USD" office:value="321">
            <text:p>$321.00</text:p>
          </table:table-cell>
          <table:table-cell table:number-columns-repeated="2" office:value-type="string">
            <text:p>A</text:p>
          </table:table-cell>
          <table:table-cell table:style-name="ce3" office:value-type="currency" office:currency="USD" office:value="-3123">
            <text:p>-$3,123.00</text:p>
          </table:table-cell>
          <table:table-cell office:value-type="float" office:value="32">
            <text:p>32</text:p>
          </table:table-cell>
          <table:table-cell table:formula="of:=[.A2]+[.B2]" office:value-type="float" office:value="-9">
            <text:p>-9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9">
            <text:p>-9.0</text:p>
          </table:table-cell>
          <table:table-cell table:formula="of:=[.C2]+1" office:value-type="currency" office:currency="USD" office:value="322">
            <text:p>$322.0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.F2]+1" office:value-type="currency" office:currency="USD" office:value="-3122">
            <text:p>-$3,122.00</text:p>
          </table:table-cell>
          <table:table-cell office:value-type="float" office:value="33">
            <text:p>33</text:p>
          </table:table-cell>
          <table:table-cell table:formula="of:=[.A3]+[.B3]" office:value-type="float" office:value="-8">
            <text:p>-8</text:p>
          </table:table-cell>
          <table:table-cell office:value-type="string">
            <text:p>Bonu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8">
            <text:p>-8.0</text:p>
          </table:table-cell>
          <table:table-cell table:formula="of:=[.C3]+1" office:value-type="currency" office:currency="USD" office:value="323">
            <text:p>$323.00</text:p>
          </table:table-cell>
          <table:table-cell table:number-columns-repeated="2" office:value-type="string">
            <text:p>A</text:p>
          </table:table-cell>
          <table:table-cell table:formula="of:=[.F3]+1" office:value-type="currency" office:currency="USD" office:value="-3121">
            <text:p>-$3,121.00</text:p>
          </table:table-cell>
          <table:table-cell office:value-type="float" office:value="34">
            <text:p>34</text:p>
          </table:table-cell>
          <table:table-cell table:formula="of:=[.A4]+[.B4]" office:value-type="float" office:value="-7">
            <text:p>-7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7">
            <text:p>-7.0</text:p>
          </table:table-cell>
          <table:table-cell table:formula="of:=[.C4]+1" office:value-type="currency" office:currency="USD" office:value="324">
            <text:p>$324.00</text:p>
          </table:table-cell>
          <table:table-cell table:number-columns-repeated="2" office:value-type="string">
            <text:p>A</text:p>
          </table:table-cell>
          <table:table-cell table:formula="of:=[.F4]+1" office:value-type="currency" office:currency="USD" office:value="-3120">
            <text:p>-$3,120.00</text:p>
          </table:table-cell>
          <table:table-cell office:value-type="float" office:value="35">
            <text:p>35</text:p>
          </table:table-cell>
          <table:table-cell table:formula="of:=[.A5]+[.B5]" office:value-type="float" office:value="-6">
            <text:p>-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6">
            <text:p>-6.0</text:p>
          </table:table-cell>
          <table:table-cell table:formula="of:=[.C5]+1" office:value-type="currency" office:currency="USD" office:value="325">
            <text:p>$325.0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.F5]+1" office:value-type="currency" office:currency="USD" office:value="-3119">
            <text:p>-$3,119.00</text:p>
          </table:table-cell>
          <table:table-cell office:value-type="float" office:value="36">
            <text:p>36</text:p>
          </table:table-cell>
          <table:table-cell table:formula="of:=[.A6]+[.B6]" office:value-type="float" office:value="-5">
            <text:p>-5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5">
            <text:p>-5.0</text:p>
          </table:table-cell>
          <table:table-cell table:formula="of:=[.C6]+1" office:value-type="currency" office:currency="USD" office:value="326">
            <text:p>$326.0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.F6]+1" office:value-type="currency" office:currency="USD" office:value="-3118">
            <text:p>-$3,118.00</text:p>
          </table:table-cell>
          <table:table-cell office:value-type="float" office:value="37">
            <text:p>37</text:p>
          </table:table-cell>
          <table:table-cell table:formula="of:=[.A7]+[.B7]" office:value-type="float" office:value="-4">
            <text:p>-4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-4">
            <text:p>-4.0</text:p>
          </table:table-cell>
          <table:table-cell table:formula="of:=[.C7]+1" office:value-type="currency" office:currency="USD" office:value="327">
            <text:p>$327.0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.F7]+1" office:value-type="currency" office:currency="USD" office:value="-3117">
            <text:p>-$3,117.00</text:p>
          </table:table-cell>
          <table:table-cell office:value-type="float" office:value="38">
            <text:p>38</text:p>
          </table:table-cell>
          <table:table-cell table:formula="of:=[.A8]+[.B8]" office:value-type="float" office:value="-3">
            <text:p>-3</text:p>
          </table:table-cell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3">
            <text:p>-3.0</text:p>
          </table:table-cell>
          <table:table-cell table:formula="of:=[.C8]+1" office:value-type="currency" office:currency="USD" office:value="328">
            <text:p>$328.00</text:p>
          </table:table-cell>
          <table:table-cell table:number-columns-repeated="2" office:value-type="string">
            <text:p>A</text:p>
          </table:table-cell>
          <table:table-cell table:formula="of:=[.F8]+1" office:value-type="currency" office:currency="USD" office:value="-3116">
            <text:p>-$3,116.00</text:p>
          </table:table-cell>
          <table:table-cell office:value-type="float" office:value="39">
            <text:p>39</text:p>
          </table:table-cell>
          <table:table-cell table:formula="of:=[.A9]+[.B9]" office:value-type="float" office:value="-2">
            <text:p>-2</text:p>
          </table:table-cell>
          <table:table-cell office:value-type="string">
            <text:p>Bonu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2">
            <text:p>-2.0</text:p>
          </table:table-cell>
          <table:table-cell table:formula="of:=[.C9]+1" office:value-type="currency" office:currency="USD" office:value="329">
            <text:p>$329.00</text:p>
          </table:table-cell>
          <table:table-cell table:number-columns-repeated="2" office:value-type="string">
            <text:p>A</text:p>
          </table:table-cell>
          <table:table-cell table:formula="of:=[.F9]+1" office:value-type="currency" office:currency="USD" office:value="-3115">
            <text:p>-$3,115.00</text:p>
          </table:table-cell>
          <table:table-cell office:value-type="float" office:value="40">
            <text:p>40</text:p>
          </table:table-cell>
          <table:table-cell table:formula="of:=[.A10]+[.B10]" office:value-type="float" office:value="-1">
            <text:p>-1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-1">
            <text:p>-1.0</text:p>
          </table:table-cell>
          <table:table-cell table:formula="of:=[.C10]+1" office:value-type="currency" office:currency="USD" office:value="330">
            <text:p>$330.00</text:p>
          </table:table-cell>
          <table:table-cell/>
          <table:table-cell office:value-type="string">
            <text:p>A</text:p>
          </table:table-cell>
          <table:table-cell table:formula="of:=[.F10]+1" office:value-type="currency" office:currency="USD" office:value="-3114">
            <text:p>-$3,114.00</text:p>
          </table:table-cell>
          <table:table-cell office:value-type="float" office:value="41">
            <text:p>41</text:p>
          </table:table-cell>
          <table:table-cell table:formula="of:=[.A11]+[.B11]" office:value-type="float" office:value="0">
            <text:p>0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0">
            <text:p>0.0</text:p>
          </table:table-cell>
          <table:table-cell table:formula="of:=[.C11]+1" office:value-type="currency" office:currency="USD" office:value="331">
            <text:p>$331.0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[.F11]+1" office:value-type="currency" office:currency="USD" office:value="-3113">
            <text:p>-$3,113.00</text:p>
          </table:table-cell>
          <table:table-cell office:value-type="float" office:value="42">
            <text:p>42</text:p>
          </table:table-cell>
          <table:table-cell table:formula="of:=[.A12]+[.B12]" office:value-type="float" office:value="1">
            <text:p>1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1">
            <text:p>1.0</text:p>
          </table:table-cell>
          <table:table-cell table:formula="of:=[.C12]+1" office:value-type="currency" office:currency="USD" office:value="332">
            <text:p>$332.00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[.F12]+1" office:value-type="currency" office:currency="USD" office:value="-3112">
            <text:p>-$3,112.00</text:p>
          </table:table-cell>
          <table:table-cell office:value-type="float" office:value="43">
            <text:p>43</text:p>
          </table:table-cell>
          <table:table-cell table:formula="of:=[.A13]+[.B13]" office:value-type="float" office:value="2">
            <text:p>2</text:p>
          </table:table-cell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formula="of:=[.C13]+1" office:value-type="currency" office:currency="USD" office:value="333">
            <text:p>$333.00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[.F13]+1" office:value-type="currency" office:currency="USD" office:value="-3111">
            <text:p>-$3,111.00</text:p>
          </table:table-cell>
          <table:table-cell office:value-type="float" office:value="44">
            <text:p>44</text:p>
          </table:table-cell>
          <table:table-cell table:formula="of:=[.A14]+[.B14]" office:value-type="float" office:value="3">
            <text:p>3</text:p>
          </table:table-cell>
          <table:table-cell office:value-type="string">
            <text:p>Bonu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3">
            <text:p>3.0</text:p>
          </table:table-cell>
          <table:table-cell table:formula="of:=[.C14]+1" office:value-type="currency" office:currency="USD" office:value="334">
            <text:p>$334.00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[.F14]+1" office:value-type="currency" office:currency="USD" office:value="-3110">
            <text:p>-$3,110.00</text:p>
          </table:table-cell>
          <table:table-cell office:value-type="float" office:value="45">
            <text:p>45</text:p>
          </table:table-cell>
          <table:table-cell table:formula="of:=[.A15]+[.B15]" office:value-type="float" office:value="4">
            <text:p>4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4">
            <text:p>4.0</text:p>
          </table:table-cell>
          <table:table-cell table:formula="of:=[.C15]+1" office:value-type="currency" office:currency="USD" office:value="335">
            <text:p>$335.00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[.F15]+1" office:value-type="currency" office:currency="USD" office:value="-3109">
            <text:p>-$3,109.00</text:p>
          </table:table-cell>
          <table:table-cell office:value-type="float" office:value="46">
            <text:p>46</text:p>
          </table:table-cell>
          <table:table-cell table:formula="of:=[.A16]+[.B16]" office:value-type="float" office:value="5">
            <text:p>5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5">
            <text:p>5.0</text:p>
          </table:table-cell>
          <table:table-cell table:formula="of:=[.C16]+1" office:value-type="currency" office:currency="USD" office:value="336">
            <text:p>$336.00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formula="of:=[.F16]+1" office:value-type="currency" office:currency="USD" office:value="-3108">
            <text:p>-$3,108.00</text:p>
          </table:table-cell>
          <table:table-cell office:value-type="float" office:value="47">
            <text:p>47</text:p>
          </table:table-cell>
          <table:table-cell table:formula="of:=[.A17]+[.B17]" office:value-type="float" office:value="6">
            <text:p>6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6">
            <text:p>6.0</text:p>
          </table:table-cell>
          <table:table-cell table:formula="of:=[.C17]+1" office:value-type="currency" office:currency="USD" office:value="337">
            <text:p>$337.00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[.F17]+1" office:value-type="currency" office:currency="USD" office:value="-3107">
            <text:p>-$3,107.00</text:p>
          </table:table-cell>
          <table:table-cell office:value-type="float" office:value="48">
            <text:p>48</text:p>
          </table:table-cell>
          <table:table-cell table:formula="of:=[.A18]+[.B18]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7">
            <text:p>7.0</text:p>
          </table:table-cell>
          <table:table-cell table:formula="of:=[.C18]+1" office:value-type="currency" office:currency="USD" office:value="338">
            <text:p>$338.00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[.F18]+1" office:value-type="currency" office:currency="USD" office:value="-3106">
            <text:p>-$3,106.00</text:p>
          </table:table-cell>
          <table:table-cell office:value-type="float" office:value="49">
            <text:p>49</text:p>
          </table:table-cell>
          <table:table-cell table:formula="of:=[.A19]+[.B19]" office:value-type="float" office:value="8">
            <text:p>8</text:p>
          </table:table-cell>
          <table:table-cell office:value-type="string">
            <text:p>Free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8">
            <text:p>8.0</text:p>
          </table:table-cell>
          <table:table-cell table:formula="of:=[.C19]+1" office:value-type="currency" office:currency="USD" office:value="339">
            <text:p>$339.00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formula="of:=[.F19]+1" office:value-type="currency" office:currency="USD" office:value="-3105">
            <text:p>-$3,105.00</text:p>
          </table:table-cell>
          <table:table-cell office:value-type="float" office:value="50">
            <text:p>50</text:p>
          </table:table-cell>
          <table:table-cell table:formula="of:=[.A20]+[.B20]" office:value-type="float" office:value="9">
            <text:p>9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9">
            <text:p>9.0</text:p>
          </table:table-cell>
          <table:table-cell table:formula="of:=[.C20]+1" office:value-type="currency" office:currency="USD" office:value="340">
            <text:p>$340.00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[.F20]+1" office:value-type="currency" office:currency="USD" office:value="-3104">
            <text:p>-$3,104.00</text:p>
          </table:table-cell>
          <table:table-cell office:value-type="float" office:value="51">
            <text:p>51</text:p>
          </table:table-cell>
          <table:table-cell table:formula="of:=[.A21]+[.B21]" office:value-type="float" office:value="10">
            <text:p>10</text:p>
          </table:table-cell>
          <table:table-cell office:value-type="string">
            <text:p>Bonus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04855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 style:data-style-name="N2" text:time-value="0000-00-00T22:26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2-14T17:39:10</meta:creation-date>
    <dc:date>2013-03-01T22:31:08</dc:date>
    <meta:editing-duration>PT3M21S</meta:editing-duration>
    <meta:editing-cycles>8</meta:editing-cycles>
    <meta:generator>LibreOffice/4.0.0.3$Linux_X86_64 LibreOffice_project/7545bee9c2a0782548772a21bc84a9dcc583b89</meta:generator>
    <meta:document-statistic meta:table-count="1" meta:cell-count="212" meta:object-count="0"/>
  </office:meta>
</office:document-meta>
</file>